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Nirmala UI1" svg:font-family="'Nirmala U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Nirmala UI" svg:font-family="'Nirmala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Arial" officeooo:rsid="00116699" officeooo:paragraph-rsid="00116699"/>
    </style:style>
    <style:style style:name="P2" style:family="paragraph" style:parent-style-name="Standard">
      <style:paragraph-properties fo:text-align="justify" style:justify-single-word="false"/>
      <style:text-properties style:font-name="Arial" officeooo:rsid="00116699" officeooo:paragraph-rsid="00194838"/>
    </style:style>
    <style:style style:name="P3" style:family="paragraph" style:parent-style-name="Standard">
      <style:paragraph-properties fo:text-align="justify" style:justify-single-word="false"/>
      <style:text-properties style:font-name="Arial" officeooo:rsid="0012b689" officeooo:paragraph-rsid="0012b689"/>
    </style:style>
    <style:style style:name="P4" style:family="paragraph" style:parent-style-name="Standard">
      <style:paragraph-properties fo:text-align="justify" style:justify-single-word="false"/>
      <style:text-properties style:font-name="Arial" officeooo:rsid="0015ca8c" officeooo:paragraph-rsid="0015ca8c"/>
    </style:style>
    <style:style style:name="P5" style:family="paragraph" style:parent-style-name="Standard">
      <style:paragraph-properties fo:text-align="justify" style:justify-single-word="false"/>
      <style:text-properties style:font-name="Arial" officeooo:rsid="0016d902" officeooo:paragraph-rsid="0016d902"/>
    </style:style>
    <style:style style:name="P6" style:family="paragraph" style:parent-style-name="Standard">
      <style:paragraph-properties fo:line-height="150%" fo:text-align="justify" style:justify-single-word="false"/>
      <style:text-properties style:font-name="Arial" officeooo:paragraph-rsid="00194838"/>
    </style:style>
    <style:style style:name="P7" style:family="paragraph" style:parent-style-name="Standard">
      <style:paragraph-properties fo:text-align="justify" style:justify-single-word="false"/>
      <style:text-properties style:font-name="Arial" officeooo:paragraph-rsid="00194838"/>
    </style:style>
    <style:style style:name="P8" style:family="paragraph" style:parent-style-name="Standard">
      <style:paragraph-properties fo:text-align="justify" style:justify-single-word="false"/>
      <style:text-properties style:font-name="Arial" fo:font-weight="bold" officeooo:rsid="00116699" officeooo:paragraph-rsid="00116699" style:font-weight-asian="bold" style:font-weight-complex="bold"/>
    </style:style>
    <style:style style:name="P9" style:family="paragraph" style:parent-style-name="Standard">
      <style:paragraph-properties fo:text-align="justify" style:justify-single-word="false"/>
      <style:text-properties style:font-name="Arial" fo:font-weight="bold" officeooo:rsid="0012b689" officeooo:paragraph-rsid="0012b689" style:font-weight-asian="bold" style:font-weight-complex="bold"/>
    </style:style>
    <style:style style:name="P10" style:family="paragraph" style:parent-style-name="Standard">
      <style:paragraph-properties fo:line-height="150%" fo:text-align="justify" style:justify-single-word="false"/>
      <style:text-properties officeooo:paragraph-rsid="00194838"/>
    </style:style>
    <style:style style:name="P11" style:family="paragraph" style:parent-style-name="Standard" style:list-style-name="L1">
      <style:paragraph-properties fo:text-align="justify" style:justify-single-word="false"/>
      <style:text-properties style:font-name="Arial" officeooo:rsid="00116699" officeooo:paragraph-rsid="00116699"/>
    </style:style>
    <style:style style:name="P12" style:family="paragraph" style:parent-style-name="Standard" style:list-style-name="L2">
      <style:paragraph-properties fo:text-align="justify" style:justify-single-word="false"/>
      <style:text-properties style:font-name="Arial" officeooo:rsid="00116699" officeooo:paragraph-rsid="00116699"/>
    </style:style>
    <style:style style:name="P13" style:family="paragraph" style:parent-style-name="Standard" style:list-style-name="L3">
      <style:paragraph-properties fo:text-align="justify" style:justify-single-word="false"/>
      <style:text-properties style:font-name="Arial" officeooo:rsid="00116699" officeooo:paragraph-rsid="00116699"/>
    </style:style>
    <style:style style:name="P14" style:family="paragraph" style:parent-style-name="Standard" style:list-style-name="L4">
      <style:paragraph-properties fo:text-align="justify" style:justify-single-word="false"/>
      <style:text-properties style:font-name="Arial" officeooo:rsid="00116699" officeooo:paragraph-rsid="00116699"/>
    </style:style>
    <style:style style:name="P15" style:family="paragraph" style:parent-style-name="Standard" style:list-style-name="L4">
      <style:paragraph-properties fo:text-align="justify" style:justify-single-word="false"/>
      <style:text-properties style:font-name="Arial" officeooo:rsid="0012b689" officeooo:paragraph-rsid="0012b689"/>
    </style:style>
    <style:style style:name="P16" style:family="paragraph" style:parent-style-name="Standard" style:list-style-name="L5">
      <style:paragraph-properties fo:text-align="justify" style:justify-single-word="false"/>
      <style:text-properties style:font-name="Arial" officeooo:rsid="0012b689" officeooo:paragraph-rsid="0012b689"/>
    </style:style>
    <style:style style:name="P17" style:family="paragraph" style:parent-style-name="Standard" style:list-style-name="L5">
      <style:paragraph-properties fo:text-align="justify" style:justify-single-word="false"/>
      <style:text-properties style:font-name="Arial" officeooo:paragraph-rsid="0012b689"/>
    </style:style>
    <style:style style:name="P18" style:family="paragraph" style:parent-style-name="Standard">
      <style:paragraph-properties fo:line-height="150%" fo:text-align="justify" style:justify-single-word="false"/>
      <style:text-properties style:font-name="Arial" fo:font-weight="bold" officeooo:rsid="00194838" officeooo:paragraph-rsid="00194838" style:font-weight-asian="bold" style:font-weight-complex="bold"/>
    </style:style>
    <style:style style:name="P19" style:family="paragraph" style:parent-style-name="Standard">
      <style:paragraph-properties fo:text-align="justify" style:justify-single-word="false"/>
      <style:text-properties style:font-name="Arial" fo:font-weight="bold" officeooo:rsid="00116699" officeooo:paragraph-rsid="00116699" style:font-weight-asian="bold" style:font-weight-complex="bold"/>
    </style:style>
    <style:style style:name="P20" style:family="paragraph" style:parent-style-name="Standard">
      <style:paragraph-properties fo:text-align="justify" style:justify-single-word="false"/>
      <style:text-properties style:font-name="Arial" fo:font-weight="bold" officeooo:rsid="001bb48f" officeooo:paragraph-rsid="001bb48f" style:font-weight-asian="bold" style:font-weight-complex="bold"/>
    </style:style>
    <style:style style:name="P21" style:family="paragraph" style:parent-style-name="Standard" style:list-style-name="L6">
      <style:paragraph-properties fo:line-height="150%" fo:text-align="justify" style:justify-single-word="false"/>
      <style:text-properties style:font-name="Arial" officeooo:paragraph-rsid="00194838"/>
    </style:style>
    <style:style style:name="P22" style:family="paragraph" style:parent-style-name="Standard" style:list-style-name="L6">
      <style:paragraph-properties fo:line-height="150%" fo:text-align="justify" style:justify-single-word="false"/>
      <style:text-properties style:font-name="Arial" officeooo:rsid="00194838" officeooo:paragraph-rsid="00194838"/>
    </style:style>
    <style:style style:name="P23" style:family="paragraph" style:parent-style-name="Standard">
      <style:paragraph-properties fo:text-align="justify" style:justify-single-word="false"/>
      <style:text-properties style:font-name="Arial" fo:font-weight="normal" officeooo:rsid="001bb48f" officeooo:paragraph-rsid="001bb48f" style:font-weight-asian="normal" style:font-weight-complex="normal"/>
    </style:style>
    <style:style style:name="P24" style:family="paragraph" style:parent-style-name="Standard" style:list-style-name="L5">
      <style:paragraph-properties fo:text-align="justify" style:justify-single-word="false"/>
      <style:text-properties officeooo:paragraph-rsid="0012b689"/>
    </style:style>
    <style:style style:name="T1" style:family="text">
      <style:text-properties officeooo:rsid="0012b689"/>
    </style:style>
    <style:style style:name="T2" style:family="text">
      <style:text-properties fo:font-weight="bold" officeooo:rsid="0012b689" style:font-weight-asian="bold" style:font-weight-complex="bold"/>
    </style:style>
    <style:style style:name="T3" style:family="text">
      <style:text-properties officeooo:rsid="0015ca8c"/>
    </style:style>
    <style:style style:name="T4" style:family="text">
      <style:text-properties officeooo:rsid="00180d4f"/>
    </style:style>
    <style:style style:name="T5" style:family="text">
      <style:text-properties fo:font-style="italic" officeooo:rsid="00180d4f" style:font-style-asian="italic" style:font-style-complex="italic"/>
    </style:style>
    <style:style style:name="T6" style:family="text">
      <style:text-properties style:font-name="Arial" officeooo:rsid="0012b689"/>
    </style:style>
    <style:style style:name="T7" style:family="text">
      <style:text-properties style:font-name="Arial" fo:font-weight="bold" officeooo:rsid="0012b689" style:font-weight-asian="bold" style:font-weight-complex="bold"/>
    </style:style>
    <style:style style:name="T8" style:family="text">
      <style:text-properties fo:color="#24292e" loext:opacity="100%" style:font-name="Arial" fo:background-color="#ffffff" loext:char-shading-value="0" style:font-name-complex="Segoe UI"/>
    </style:style>
    <style:style style:name="T9" style:family="text">
      <style:text-properties fo:color="#24292e" loext:opacity="100%" style:font-name="Arial" officeooo:rsid="00194838" fo:background-color="#ffffff" loext:char-shading-value="0" style:font-name-complex="Segoe UI"/>
    </style:style>
    <style:style style:name="T10" style:family="text">
      <style:text-properties fo:color="#24292e" loext:opacity="100%" style:font-name="Arial" fo:font-style="normal" fo:background-color="#ffffff" loext:char-shading-value="0" style:font-style-asian="normal" style:font-name-complex="Segoe UI" style:font-style-complex="normal"/>
    </style:style>
    <style:style style:name="T11" style:family="text">
      <style:text-properties fo:color="#24292e" loext:opacity="100%" style:font-name="Arial" fo:font-weight="bold" fo:background-color="#ffffff" loext:char-shading-value="0" style:font-weight-asian="bold" style:font-name-complex="Segoe UI" style:font-weight-complex="bold"/>
    </style:style>
    <style:style style:name="T12" style:family="text">
      <style:text-properties fo:color="#24292e" loext:opacity="100%" style:font-name="Arial" fo:font-weight="bold" officeooo:rsid="00194838" fo:background-color="#ffffff" loext:char-shading-value="0" style:font-weight-asian="bold" style:font-name-complex="Segoe UI" style:font-weight-complex="bold"/>
    </style:style>
    <style:style style:name="T13" style:family="text">
      <style:text-properties fo:color="#24292e" loext:opacity="100%" style:font-name="Arial" fo:font-style="italic" fo:background-color="#ffffff" loext:char-shading-value="0" style:font-style-asian="italic" style:font-name-complex="Segoe UI" style:font-style-complex="italic"/>
    </style:style>
    <style:style style:name="T14" style:family="text">
      <style:text-properties officeooo:rsid="00194838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">
      <text:list-level-style-number text:level="1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Documentação – StorageControl</text:p>
      <text:p text:style-name="P23">Desenvolvida por </text:p>
      <text:p text:style-name="P20"/>
      <text:p text:style-name="P20">Adalberto Luiz </text:p>
      <text:p text:style-name="P20">Marcus Vinicius </text:p>
      <text:p text:style-name="P20">Douglas Henrique Dionysio</text:p>
      <text:p text:style-name="P8"/>
      <text:p text:style-name="P8">Testes realizados</text:p>
      <text:p text:style-name="P1"/>
      <text:list xml:id="list424244119" text:style-name="L1">
        <text:list-item>
          <text:p text:style-name="P11">Inserção de caracteres do tipo ANSI</text:p>
          <text:p text:style-name="P11">Descrição</text:p>
          <text:p text:style-name="P11">Verificar formato de suporte dos caracteres com pontuação da língua portuguesa.</text:p>
          <text:p text:style-name="P11">Caracteres digitados: á, à, ã, â, é, è, ẽ, ê, í, ì, ó, ò, õ, ô, ú, ù.</text:p>
          <text:p text:style-name="P11">Resultado: SEM ERROS.</text:p>
        </text:list-item>
        <text:list-item>
          <text:p text:style-name="P11">Alteração do conteúdo inserido</text:p>
          <text:p text:style-name="P11">Descrição</text:p>
          <text:p text:style-name="P11">Usar a opção 2 do menu principal para inserir dados alterados.</text:p>
          <text:p text:style-name="P11">Entradas digitadas: </text:p>
        </text:list-item>
      </text:list>
      <text:list xml:id="list26998468" text:style-name="L2">
        <text:list-item>
          <text:p text:style-name="P12">Nome: Teste nome</text:p>
        </text:list-item>
        <text:list-item>
          <text:p text:style-name="P12">informações: </text:p>
          <text:p text:style-name="P12">Informação teste 1</text:p>
          <text:p text:style-name="P12">Informação teste 2</text:p>
        </text:list-item>
      </text:list>
      <text:p text:style-name="P1"><text:tab/>Alteração</text:p>
      <text:list xml:id="list1333774358" text:style-name="L3">
        <text:list-item>
          <text:p text:style-name="P13">Nome: NOME ALTERADO</text:p>
        </text:list-item>
        <text:list-item>
          <text:p text:style-name="P13">Informações:</text:p>
          <text:p text:style-name="P13">INFO ALTERADA 1</text:p>
          <text:p text:style-name="P13">INFO ALTERADA 2</text:p>
        </text:list-item>
      </text:list>
      <text:p text:style-name="P1"><text:tab/>Resultado: Alteração ocorreu com sucesso.</text:p>
      <text:list xml:id="list582428744" text:style-name="L4">
        <text:list-item>
          <text:p text:style-name="P14">Abrir/criar os arquivos para salvar o conteúdo inserido.</text:p>
          <text:p text:style-name="P14">Descrição</text:p>
          <text:p text:style-name="P14">Verificar se os arquivos estão sendo salvos e/ou criados com sucesso para efetuar o salvamento dos dados inseridos.</text:p>
          <text:p text:style-name="P14">Resultado: SEM ERROS.</text:p>
        </text:list-item>
        <text:list-item>
          <text:p text:style-name="P15">Ler o conteúdo dos arquivos.</text:p>
          <text:p text:style-name="P15">Descrição</text:p>
          <text:p text:style-name="P15">Verificar se o programa realiza a leitura dos arquivos salvos.</text:p>
          <text:p text:style-name="P15">Resultado: SEM ERROS.</text:p>
        </text:list-item>
      </text:list>
      <text:p text:style-name="P3"/>
      <text:p text:style-name="P3"/>
      <text:p text:style-name="P9">Instalação</text:p>
      <text:list xml:id="list40711083" text:style-name="L5">
        <text:list-item>
          <text:p text:style-name="P16">Sistemas unix-like (do tipo linux)</text:p>
          <text:p text:style-name="P16">É necessário apenas dos pacotes gcc e make, os mais recentes possíveis. O pacote gcc precisa estar configurado para C99.</text:p>
          <text:p text:style-name="P17"><text:span text:style-name="T1">Com as dependências concluídas é preciso somente executar o comando </text:span><text:span text:style-name="T2">make &amp;&amp; ./StorageControl</text:span><text:span text:style-name="T1"> dentro do diretório dos arquivos do programa.</text:span></text:p>
          <text:p text:style-name="P24"><text:span text:style-name="T6">Caso prefira, os arquivos estão disponíveis para download através do link </text:span><text:a xlink:type="simple" xlink:href="https://github.com/adal877/StorageControl" text:style-name="Internet_20_link" text:visited-style-name="Visited_20_Internet_20_Link"><text:span text:style-name="T6">https://github.com/adal877/StorageControl</text:span></text:a><text:span text:style-name="T6">. Uma maneira mais fácil de fazer o download é usando o comando </text:span><text:span text:style-name="T7">git clone </text:span><text:soft-page-break/><text:a xlink:type="simple" xlink:href="https://github.com/adal877/StorageControl" text:style-name="Internet_20_link" text:visited-style-name="Visited_20_Internet_20_Link"><text:span text:style-name="T7">https://github.com/adal877/StorageControl</text:span></text:a><text:span text:style-name="T6"> , esse comando faz o download de todos os arquivos do repositório para o diretório atual.</text:span></text:p>
        </text:list-item>
        <text:list-item>
          <text:p text:style-name="P16">Windows</text:p>
          <text:p text:style-name="P16">É necessário algum compilador do tipo mingw, nós fortemente recomendados o uso do VsCode com as extensões de suporte para C/C++, porém, pode-se utilizar o CodeBlocks <text:span text:style-name="T3">(obrigatóriamente tem de ser a versão com compilador mingw). </text:span><text:span text:style-name="T4">Para o codeblocks vale lembrar que talvez seja necessário configurar o compilador em Settings→Compiler. Comumente tem-se o erro de que o CodeBlocks nã esta encontrando o </text:span><text:span text:style-name="T5">path</text:span><text:span text:style-name="T4"> (caminho) para o compilador.</text:span></text:p>
        </text:list-item>
      </text:list>
      <text:p text:style-name="P4"/>
      <text:p text:style-name="P4"><text:tab/>No caso do uso do VsCode (seja Unix-Like ou windows) talvez seja necessário a configuração do arquivo tasks.json localizado num diretório oculto dentro do diretório com os arquivos. Segue abaixo um exemplo de configuração (testado somente no linux):</text:p>
      <text:p text:style-name="P4">{</text:p>
      <text:p text:style-name="P4"><text:s text:c="4"/>"tasks": [</text:p>
      <text:p text:style-name="P4"><text:s text:c="8"/>{</text:p>
      <text:p text:style-name="P4"><text:s text:c="12"/>"type": "cppbuild",</text:p>
      <text:p text:style-name="P4"><text:s text:c="12"/>"label": "C/C++: gcc arquivo de build ativo",</text:p>
      <text:p text:style-name="P4"><text:s text:c="12"/>"command": "/bin/gcc",</text:p>
      <text:p text:style-name="P4"><text:s text:c="12"/>"args": [</text:p>
      <text:p text:style-name="P4"><text:s text:c="16"/>"-Wall", </text:p>
      <text:p text:style-name="P4"><text:s text:c="16"/>"-fasynchronous-unwind-tables", </text:p>
      <text:p text:style-name="P4"><text:s text:c="16"/>"-fstack-clash-protection", </text:p>
      <text:p text:style-name="P4"><text:s text:c="16"/>"-g3", </text:p>
      <text:p text:style-name="P4"><text:s text:c="16"/>"-O2", </text:p>
      <text:p text:style-name="P4"><text:s text:c="16"/>"-Werror=format-security",</text:p>
      <text:p text:style-name="P4"><text:s text:c="16"/>"${fileDirname}/ansi_escapes.c",</text:p>
      <text:p text:style-name="P4"><text:s text:c="16"/>"${fileDirname}/scontrol_fc.c",</text:p>
      <text:p text:style-name="P4"><text:s text:c="16"/>"${file}",</text:p>
      <text:p text:style-name="P4"><text:s text:c="16"/>"-o",</text:p>
      <text:p text:style-name="P4"><text:s text:c="16"/>"${fileDirname}/${fileBasenameNoExtension}"</text:p>
      <text:p text:style-name="P4"><text:s text:c="12"/>],</text:p>
      <text:p text:style-name="P4"><text:s text:c="12"/>"options": {</text:p>
      <text:p text:style-name="P4"><text:s text:c="16"/>"cwd": "${fileDirname}"</text:p>
      <text:p text:style-name="P4"><text:s text:c="12"/>},</text:p>
      <text:p text:style-name="P4"><text:s text:c="12"/>"problemMatcher": [</text:p>
      <text:p text:style-name="P4"><text:s text:c="16"/>"$gcc"</text:p>
      <text:p text:style-name="P4"><text:s text:c="12"/>],</text:p>
      <text:p text:style-name="P4"><text:s text:c="12"/>"group": {</text:p>
      <text:p text:style-name="P4"><text:s text:c="16"/>"kind": "build",</text:p>
      <text:p text:style-name="P4"><text:s text:c="16"/>"isDefault": true</text:p>
      <text:p text:style-name="P4"><text:s text:c="12"/>},</text:p>
      <text:p text:style-name="P4"><text:s text:c="12"/>"detail": "Tarefa gerada pelo Depurador."</text:p>
      <text:p text:style-name="P4"><text:s text:c="8"/>}</text:p>
      <text:p text:style-name="P4"><text:s text:c="4"/>],</text:p>
      <text:p text:style-name="P4"><text:s text:c="4"/>"version": "2.0.0"</text:p>
      <text:p text:style-name="P4">}</text:p>
      <text:p text:style-name="P3"/>
      <text:p text:style-name="P5"><text:soft-page-break/>Vale lembrar que se caso queira utilizar esse mesmo arquivo de configuração para outros projetos é necessário remover as linhas “${fileDirname}/ansi_escapes.c” e “${fileDirname}/scontrol_fc.c”.</text:p>
      <text:p text:style-name="P3"/>
      <text:p text:style-name="P6"/>
      <text:p text:style-name="P6"/>
      <text:p text:style-name="P6"/>
      <text:p text:style-name="P18">Modo de uso</text:p>
      <text:p text:style-name="P6"/>
      <text:p text:style-name="P6">StorageControl, é um sistema de gerenciamento de dispositivos conectados em casa.</text:p>
      <text:p text:style-name="P6"/>
      <text:p text:style-name="P6">Quando abrimos o programa á um pequeno guia para ajudar nas informações de uso do software e quando iniciado após o “guia” aparece uma janela informando se existe ou não arquivos, sua interface é simples utilizada no CMD para </text:p>
      <text:list xml:id="list3902169160" text:style-name="L6">
        <text:list-item>
          <text:p text:style-name="P21">inserir dispositivo;</text:p>
        </text:list-item>
        <text:list-item>
          <text:p text:style-name="P21">alterar informações; </text:p>
        </text:list-item>
        <text:list-item>
          <text:p text:style-name="P21">visualizar informações (@) com dados inseridos não salvos <text:span text:style-name="T14">e </text:span>com dados inseridos já salvos;</text:p>
        </text:list-item>
        <text:list-item>
          <text:p text:style-name="P22">Salvar Dados aos arquivos;</text:p>
        </text:list-item>
        <text:list-item>
          <text:p text:style-name="P22">Ler conteúdo dos arquivos (ambos os arquivos de uma vez);</text:p>
        </text:list-item>
        <text:list-item>
          <text:p text:style-name="P21">Encerrar programa.</text:p>
        </text:list-item>
      </text:list>
      <text:p text:style-name="P6"><text:span text:style-name="T14">P</text:span>or enquanto ainda não é possível deletar arquivos utilizando o programa, algumas alterações tem que ser manuais utilizando programas externos como o Bloco de notas do Windows e o Nano no Unix-like.</text:p>
      <text:p text:style-name="P10"><text:span text:style-name="T8">Quando a opção de voltar ao menu principal é selecionada (</text:span><text:span text:style-name="T12">POR</text:span><text:span text:style-name="Strong"><text:span text:style-name="T11"> VEZES</text:span></text:span><text:span text:style-name="T8">) a mensagem ‘</text:span><text:span text:style-name="Emphasis"><text:span text:style-name="T13">Gostaria de voltar ao menu principal? [S] im / [N] ão</text:span></text:span><text:span text:style-name="Emphasis"><text:span text:style-name="T10">’</text:span></text:span><text:span text:style-name="T8"> aparece duas vezes, então você precisa selecionar a mesma opção em ambas, caso não responda igual pode ocasionar um bug e travar o sistema resultando em seu fechamento </text:span><text:span text:style-name="T9">e perda de dados ou até mesmo corrompendo os dados nos arquivos já salvos</text:span><text:span text:style-name="T8">.</text:span></text:p>
      <text:p text:style-name="P7"/>
      <text:p text:style-name="P2"><text:s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Nirmala UI1" svg:font-family="'Nirmala U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Nirmala UI" svg:font-family="'Nirmala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Tahoma" style:font-size-asian="10.5pt" style:language-asian="zh" style:country-asian="CN" style:font-name-complex="Nirmala U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Tahoma" style:font-size-asian="10.5pt" style:language-asian="zh" style:country-asian="CN" style:font-name-complex="Nirmala U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Nirmala UI" style:font-family-complex="'Nirmala U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irmala UI1" style:font-family-complex="'Nirmala U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irmala UI1" style:font-family-complex="'Nirmala U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irmala UI1" style:font-family-complex="'Nirmala U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_20_Paragraph_20_Font" style:display-name="Default Paragraph Font" style:family="text"/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5-25T09:11:44.784691825</meta:creation-date>
    <dc:date>2021-06-10T20:15:44.498910150</dc:date>
    <meta:editing-duration>PT6M41S</meta:editing-duration>
    <meta:editing-cycles>2</meta:editing-cycles>
    <meta:generator>LibreOffice/7.1.3.2$Linux_X86_64 LibreOffice_project/10$Build-2</meta:generator>
    <meta:document-statistic meta:table-count="0" meta:image-count="0" meta:object-count="0" meta:page-count="3" meta:paragraph-count="88" meta:word-count="627" meta:character-count="4538" meta:non-whitespace-character-count="3593"/>
  </office:meta>
</office:document-meta>
</file>